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ff1b" officeooo:paragraph-rsid="001fff1b"/>
    </style:style>
    <style:style style:name="P2" style:family="paragraph" style:parent-style-name="Standard">
      <style:paragraph-properties fo:text-align="center" style:justify-single-word="false"/>
      <style:text-properties officeooo:rsid="001fff1b" officeooo:paragraph-rsid="001fff1b"/>
    </style:style>
    <style:style style:name="P3" style:family="paragraph" style:parent-style-name="Standard">
      <style:text-properties fo:font-style="italic" officeooo:rsid="001fff1b" officeooo:paragraph-rsid="001fff1b" style:font-style-asian="italic" style:font-style-complex="italic"/>
    </style:style>
    <style:style style:name="P4" style:family="paragraph" style:parent-style-name="Standard">
      <style:text-properties officeooo:rsid="0021400c" officeooo:paragraph-rsid="0021400c"/>
    </style:style>
    <style:style style:name="P5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officeooo:rsid="0021400c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1400c"/>
    </style:style>
    <style:style style:name="T7" style:family="text">
      <style:text-properties officeooo:rsid="00222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icit Activation</text:p>
      <text:p text:style-name="P2">by Sven Nilsen, 2021</text:p>
      <text:p text:style-name="P1"/>
      <text:p text:style-name="P3">In this paper I present an implicit activation theorem in <text:span text:style-name="T7">found in P</text:span>ath <text:span text:style-name="T7">S</text:span>emantical <text:span text:style-name="T7">L</text:span>ogic.</text:p>
      <text:p text:style-name="P1"/>
      <text:p text:style-name="P1">The Implicit Activation Theorem is a proof in Path Semantical Logic<text:span text:style-name="T3"><text:reference-ref text:reference-format="text" text:ref-name="path semantical logic">[1]</text:reference-ref></text:span>:</text:p>
      <text:p text:style-name="P1"/>
      <text:p text:style-name="P1"><text:tab/>(c<text:span text:style-name="T1">0</text:span>, a<text:span text:style-name="T1">0</text:span>, b<text:span text:style-name="T1">0</text:span>) (c<text:span text:style-name="T1">1</text:span>, a<text:span text:style-name="T1">1</text:span>, b<text:span text:style-name="T1">1</text:span>):</text:p>
      <text:p text:style-name="P1"><text:tab/>c<text:span text:style-name="T1">1</text:span>=&gt;(a<text:span text:style-name="T1">1</text:span>=b<text:span text:style-name="T1">1</text:span>), c<text:span text:style-name="T1">0</text:span>=c<text:span text:style-name="T1">1</text:span><text:span text:style-name="T5">, </text:span>a<text:span text:style-name="T1">0</text:span>=a<text:span text:style-name="T1">1</text:span><text:span text:style-name="T5">, </text:span>b<text:span text:style-name="T1">0</text:span>=b<text:span text:style-name="T1">1</text:span><text:span text:style-name="T5"> <text:s/></text:span><text:span text:style-name="T6">=&gt; <text:s/></text:span>a<text:span text:style-name="T1">1</text:span>=b<text:span text:style-name="T1">1</text:span></text:p>
      <text:p text:style-name="P1"/>
      <text:p text:style-name="P1">Here, the tuple `(c<text:span text:style-name="T1">0</text:span>, a<text:span text:style-name="T1">0</text:span>, b<text:span text:style-name="T1">0</text:span>)` has level 0 and the tuple `(c<text:span text:style-name="T1">1</text:span>, a<text:span text:style-name="T1">1</text:span>, b<text:span text:style-name="T1">1</text:span>)` has level 1.</text:p>
      <text:p text:style-name="P1">Notice that these levels follow the new standard order<text:span text:style-name="T3"><text:reference-ref text:reference-format="text" text:ref-name="new standard order for levels">[2]</text:reference-ref></text:span>.</text:p>
      <text:p text:style-name="P1"/>
      <text:p text:style-name="P1">With other words, an implicit equality in level 1 is activated when cloning the state in level 0.</text:p>
      <text:p text:style-name="P1"/>
      <text:h text:style-name="P5" text:outline-level="3">References:</text:h>
      <text:p text:style-name="P1"/>
      <text:p text:style-name="P1"><text:reference-mark-start text:name="path semantical logic"/>[1]<text:reference-mark-end text:name="path semantical logic"/><text:tab/>“Path Semantical Logic”</text:p>
      <text:p text:style-name="P1"><text:tab/>AdvancedResearch – Reading sequence on Path Semantical Logic</text:p>
      <text:p text:style-name="P1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1"/>
      <text:p text:style-name="P4"><text:reference-mark-start text:name="new standard order for levels"/>[2]<text:reference-mark-end text:name="new standard order for levels"/><text:tab/>“New Standard Order for Levels”</text:p>
      <text:p text:style-name="P4"><text:tab/>Sven Nilsen, 2021</text:p>
      <text:p text:style-name="P4"><text:tab/><text:a xlink:type="simple" xlink:href="https://github.com/advancedresearch/path_semantics/blob/master/papers-wip2/new-standard-order-for-levels.pdf" text:style-name="Internet_20_link" text:visited-style-name="Visited_20_Internet_20_Link"><text:span text:style-name="T2">https://github.com/advancedresearch/path_semantics/blob/master/papers-wip2/new-standard-order-for-levels.pdf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00:35.059936000</meta:creation-date>
    <dc:date>2021-06-11T13:16:14.810153000</dc:date>
    <meta:editing-duration>PT4M59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16" meta:word-count="112" meta:character-count="868" meta:non-whitespace-character-count="763"/>
  </office:meta>
</office:document-meta>
</file>